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黑体1" svg:font-family="黑体" style:font-adornments="粗体" style:font-family-generic="modern" style:font-pitch="fixed"/>
    <style:font-face style:name="宋体" svg:font-family="宋体" style:font-adornments="标准" style:font-pitch="variable"/>
    <style:font-face style:name="黑体" svg:font-family="黑体" style:font-adornments="标准" style:font-pitch="variable"/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粗体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99in"/>
    </style:style>
    <style:style style:name="co2" style:family="table-column">
      <style:table-column-properties fo:break-before="auto" style:column-width="0.6909in"/>
    </style:style>
    <style:style style:name="co3" style:family="table-column">
      <style:table-column-properties fo:break-before="auto" style:column-width="2.8709in"/>
    </style:style>
    <style:style style:name="co4" style:family="table-column">
      <style:table-column-properties fo:break-before="auto" style:column-width="2.5374in"/>
    </style:style>
    <style:style style:name="co5" style:family="table-column">
      <style:table-column-properties fo:break-before="auto" style:column-width="1.1264in"/>
    </style:style>
    <style:style style:name="co6" style:family="table-column">
      <style:table-column-properties fo:break-before="auto" style:column-width="0.3673in"/>
    </style:style>
    <style:style style:name="co7" style:family="table-column">
      <style:table-column-properties fo:break-before="auto" style:column-width="0.8252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cell-protect="protected" style:print-content="false"/>
    </style:style>
    <style:style style:name="ce2" style:family="table-cell" style:parent-style-name="Heading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weight="normal" style:font-name-asian="宋体" style:font-weight-asian="normal" style:font-name-complex="Tahoma" style:font-weight-complex="normal"/>
    </style:style>
    <style:style style:name="ce5" style:family="table-cell" style:parent-style-name="表头">
      <style:table-cell-properties fo:border-bottom="0.0138in solid #008000" fo:border-left="0.0138in solid #008000" fo:border-right="0.0008in solid #008000" fo:border-top="0.0138in solid #008000"/>
    </style:style>
    <style:style style:name="ce6" style:family="table-cell" style:parent-style-name="Default">
      <style:table-cell-properties fo:border="0.0008in solid #008000" style:vertical-align="middle"/>
    </style:style>
    <style:style style:name="ce7" style:family="table-cell" style:parent-style-name="Default">
      <style:table-cell-properties fo:border-bottom="0.0008in solid #008000" style:cell-protect="protected" style:print-content="false" fo:border-left="0.0138in solid #008000" fo:border-right="0.0138in solid #008000" fo:border-top="0.0008in solid #008000" style:vertical-align="middle"/>
      <style:text-properties style:font-name="Times New Roman" style:font-name-asian="宋体" style:font-name-complex="Tahoma"/>
    </style:style>
    <style:style style:name="ce8" style:family="table-cell" style:parent-style-name="Default" style:data-style-name="N84">
      <style:table-cell-properties fo:border-bottom="0.0008in solid #008000" style:text-align-source="fix" style:repeat-content="false" fo:border-left="0.0138in solid #008000" fo:border-right="0.0008in solid #008000" fo:border-top="0.0008in solid #008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0008in solid #008000" fo:border-left="0.0138in solid #008000" fo:border-right="0.0138in solid #008000" fo:border-top="0.0008in solid #008000" style:vertical-align="middle"/>
      <style:text-properties style:font-name="Times New Roman" style:font-name-asian="宋体" style:font-name-complex="Tahoma"/>
    </style:style>
    <style:style style:name="ce10" style:family="table-cell" style:parent-style-name="Default">
      <style:table-cell-properties fo:border-bottom="0.0008in solid #008000" fo:border-left="0.0138in solid #008000" fo:border-right="0.0008in solid #008000" fo:border-top="0.0008in solid #008000" style:vertical-align="middle"/>
    </style:style>
    <style:style style:name="ce11" style:family="table-cell" style:parent-style-name="Default">
      <style:table-cell-properties style:cell-protect="protected" style:print-content="false"/>
      <style:text-properties style:font-name="Times New Roman" style:font-name-asian="宋体" style:font-name-complex="Tahoma"/>
    </style:style>
    <style:style style:name="ce12" style:family="table-cell" style:parent-style-name="表头">
      <style:table-cell-properties fo:border-bottom="0.0138in solid #008000" fo:border-left="0.0008in solid #008000" fo:border-right="0.0008in solid #008000" fo:border-top="0.0138in solid #008000"/>
    </style:style>
    <style:style style:name="ce13" style:family="table-cell" style:parent-style-name="Default" style:data-style-name="N0">
      <style:table-cell-properties fo:border="0.0008in solid #008000" style:vertical-align="middle"/>
    </style:style>
    <style:style style:name="ce14" style:family="table-cell" style:parent-style-name="Default" style:data-style-name="N120">
      <style:table-cell-properties style:text-align-source="fix" style:repeat-content="false" fo:border="0.0008in solid #008000" style:vertical-align="middl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 fo:border="0.0008in solid #008000" style:vertical-align="middl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表头">
      <style:table-cell-properties style:glyph-orientation-vertical="0" fo:border-bottom="0.0138in solid #008000" style:text-align-source="fix" style:repeat-content="false" fo:border-left="0.0008in solid #008000" style:direction="ltr" fo:border-right="0.0008in solid #008000" fo:border-top="0.0138in solid #008000"/>
      <style:paragraph-properties fo:text-align="center" fo:margin-left="0in"/>
    </style:style>
    <style:style style:name="ce18" style:family="table-cell" style:parent-style-name="Default" style:data-style-name="N120">
      <style:table-cell-properties style:text-align-source="fix" style:repeat-content="false" fo:border="0.0008in solid #008000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0008in solid #008000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0.0008in solid #008000" style:vertical-align="middle"/>
      <style:paragraph-properties fo:text-align="center" fo:margin-left="0in"/>
      <style:text-properties style:font-name="Times New Roman" style:font-name-asian="宋体" style:font-name-complex="Tahoma"/>
    </style:style>
    <style:style style:name="ce21" style:family="table-cell" style:parent-style-name="表头">
      <style:table-cell-properties fo:border-bottom="0.0138in solid #008000" fo:border-left="0.0008in solid #008000" fo:border-right="0.0138in solid #008000" fo:border-top="0.0138in solid #008000"/>
    </style:style>
    <style:style style:name="ce22" style:family="table-cell" style:parent-style-name="Default">
      <style:table-cell-properties fo:border-bottom="0.0008in solid #008000" fo:border-left="0.0008in solid #008000" fo:border-right="0.0138in solid #008000" fo:border-top="0.0008in solid #008000" style:vertical-align="middle"/>
    </style:style>
    <style:style style:name="ce23" style:family="table-cell" style:parent-style-name="Default" style:data-style-name="N120">
      <style:table-cell-properties fo:border-bottom="0.0008in solid #008000" style:text-align-source="fix" style:repeat-content="false" fo:border-left="0.0008in solid #008000" fo:border-right="0.0138in solid #008000" fo:border-top="0.0008in solid #008000" style:vertical-align="middle"/>
      <style:paragraph-properties fo:text-align="end" fo:margin-left="0in"/>
    </style:style>
    <style:style style:name="ce24" style:family="table-cell" style:parent-style-name="Default">
      <style:table-cell-properties fo:border-bottom="0.0008in solid #008000" style:text-align-source="fix" style:repeat-content="false" fo:border-left="0.0008in solid #008000" fo:border-right="0.0138in solid #008000" fo:border-top="0.0008in solid #008000" style:vertical-align="middle"/>
      <style:paragraph-properties fo:text-align="end" fo:margin-left="0in"/>
    </style:style>
    <style:style style:name="ce25" style:family="table-cell" style:parent-style-name="Default">
      <style:table-cell-properties style:vertical-align="middle"/>
    </style:style>
    <style:style style:name="ta_extref" style:family="table">
      <style:table-properties table:display="false"/>
    </style:style>
    <style:style style:name="T1" style:family="text">
      <style:text-properties fo:color="#008000" fo:font-weight="normal" style:font-weight-asian="normal" style:font-weight-complex="normal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8000"/>
    </style:style>
    <style:style style:name="T4" style:family="text">
      <style:text-properties fo:color="#000000"/>
    </style:style>
    <style:style style:name="T5" style:family="text">
      <style:text-properties style:font-name="Times New Roman" style:font-name-asian="宋体" style:font-name-complex="Tahoma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16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<text:a xlink:href="relatorio://setLang(%22zh_CN%22)">setLang("zh_CN")</text:a> 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" office:value-type="string" table:number-columns-spanned="8" table:number-rows-spanned="1">
            <text:p><text:a xlink:href="relatorio://for%20each=%22account%20in%20objects%22">for each="account in objects"</text:a></text:p>
          </table:table-cell>
          <table:covered-table-cell table:number-columns-repeated="7"/>
          <table:table-cell table:number-columns-repeated="1016"/>
        </table:table-row>
        <table:table-header-rows>
          <table:table-row table:style-name="ro2">
            <table:table-cell table:style-name="ce2" office:value-type="string" table:number-columns-spanned="8" table:number-rows-spanned="1">
              <text:p>${type(data['form'])['report_name']}明细分类账</text:p>
            </table:table-cell>
            <table:covered-table-cell table:number-columns-repeated="7"/>
            <table:table-cell table:number-columns-repeated="1016"/>
          </table:table-row>
          <table:table-row table:style-name="ro1">
            <table:table-cell table:style-name="ce3" office:value-type="string" table:number-columns-spanned="8" table:number-rows-spanned="1">
              <text:p><text:span text:style-name="T1">科目：</text:span><text:span text:style-name="T2">${account_name(account)}</text:span></text:p>
            </table:table-cell>
            <table:covered-table-cell table:number-columns-repeated="7"/>
            <table:table-cell table:number-columns-repeated="1016"/>
          </table:table-row>
          <table:table-row table:style-name="ro1">
            <table:table-cell table:style-name="ce3" office:value-type="string" table:number-columns-spanned="8" table:number-rows-spanned="1">
              <text:p><text:a xlink:href="relatorio://if%20test=%22type(data['form'])['partner']%22">if test="type(data['form'])['partner']"</text:a></text:p>
            </table:table-cell>
            <table:covered-table-cell table:number-columns-repeated="7"/>
            <table:table-cell table:number-columns-repeated="1016"/>
          </table:table-row>
          <table:table-row table:style-name="ro1">
            <table:table-cell table:style-name="ce3" office:value-type="string" table:number-columns-spanned="8" table:number-rows-spanned="1">
              <text:p><text:span text:style-name="T3">业务伙伴：</text:span><text:span text:style-name="T4">${type(data['form'])['partner']}</text:span></text:p>
            </table:table-cell>
            <table:covered-table-cell table:number-columns-repeated="7"/>
            <table:table-cell table:number-columns-repeated="1016"/>
          </table:table-row>
          <table:table-row table:style-name="ro1">
            <table:table-cell table:style-name="ce4" office:value-type="string" table:number-columns-spanned="8" table:number-rows-spanned="1">
              <text:p><text:span text:style-name="T5"><text:a xlink:href="relatorio:///if">/if</text:a></text:span></text:p>
            </table:table-cell>
            <table:covered-table-cell table:number-columns-repeated="7"/>
            <table:table-cell table:number-columns-repeated="1016"/>
          </table:table-row>
        </table:table-header-rows>
        <table:table-row table:style-name="ro1">
          <table:table-cell table:style-name="ce5" office:value-type="string">
            <text:p>日期</text:p>
          </table:table-cell>
          <table:table-cell table:style-name="ce12" office:value-type="string">
            <text:p>凭证字号</text:p>
          </table:table-cell>
          <table:table-cell table:style-name="ce12" office:value-type="string">
            <text:p>摘要</text:p>
          </table:table-cell>
          <table:table-cell table:style-name="ce12" office:value-type="string">
            <text:p>对方科目</text:p>
          </table:table-cell>
          <table:table-cell table:style-name="ce12" office:value-type="string">
            <text:p>借方</text:p>
          </table:table-cell>
          <table:table-cell table:style-name="ce12" office:value-type="string">
            <text:p>贷方</text:p>
          </table:table-cell>
          <table:table-cell table:style-name="ce17" office:value-type="string">
            <text:p>方向</text:p>
          </table:table-cell>
          <table:table-cell table:style-name="ce21" office:value-type="string">
            <text:p>余额</text:p>
          </table:table-cell>
          <table:table-cell table:style-name="表头" table:number-columns-repeated="1015"/>
          <table:table-cell/>
        </table:table-row>
        <table:table-row table:style-name="ro1">
          <table:table-cell table:style-name="ce6" office:value-type="string">
            <text:p>${sum_begin_solde()['begin_date']}</text:p>
          </table:table-cell>
          <table:table-cell table:style-name="ce12"/>
          <table:table-cell table:style-name="ce6" office:value-type="string">
            <text:p>期初余额</text:p>
          </table:table-cell>
          <table:table-cell table:style-name="ce12" table:number-columns-repeated="2"/>
          <table:table-cell table:style-name="ce6"/>
          <table:table-cell table:style-name="ce18" office:value-type="string">
            <text:p>${sum_begin_solde()['direction']}</text:p>
          </table:table-cell>
          <table:table-cell table:style-name="ce14" office:value-type="string">
            <text:p>${formatLang(sum_begin_solde()['sum_begin_solde'])}</text:p>
          </table:table-cell>
          <table:table-cell table:style-name="表头" table:number-columns-repeated="1015"/>
          <table:table-cell/>
        </table:table-row>
        <table:table-row table:style-name="ro1">
          <table:table-cell table:style-name="ce1" office:value-type="string" table:number-columns-spanned="8" table:number-rows-spanned="1">
            <text:p><text:a xlink:href="relatorio://for%20each=%22period%20in%20get_periods(data['form'])%22">for each="period in get_periods(data['form'])"</text:a>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7"/>
          <table:covered-table-cell table:style-name="ce21"/>
          <table:table-cell table:style-name="表头" table:number-columns-repeated="1015"/>
          <table:table-cell/>
        </table:table-row>
        <table:table-row table:style-name="ro1">
          <table:table-cell table:style-name="ce1" office:value-type="string" table:number-columns-spanned="8" table:number-rows-spanned="1">
            <text:p><text:a xlink:href="relatorio://for%20each=%22sa%20in%20get_children_accounts(account,data['form'],period)%22">for each="sa in get_children_accounts(account,data['form'],period)"</text:a>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7"/>
          <table:covered-table-cell table:style-name="ce21"/>
          <table:table-cell table:style-name="表头" table:number-columns-repeated="1015"/>
          <table:table-cell/>
        </table:table-row>
        <table:table-row table:style-name="ro1">
          <table:table-cell table:style-name="ce3" office:value-type="string" table:number-columns-spanned="8" table:number-rows-spanned="1">
            <text:p><text:a xlink:href="relatorio://if%20test=%22lines(sa,%20data['form'],period)%22">if test="lines(sa, data['form'],period)"</text:a>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7"/>
          <table:covered-table-cell table:style-name="ce21"/>
          <table:table-cell table:style-name="表头" table:number-columns-repeated="1015"/>
          <table:table-cell/>
        </table:table-row>
        <table:table-row table:style-name="ro1">
          <table:table-cell table:style-name="ce7" office:value-type="string" table:number-columns-spanned="8" table:number-rows-spanned="1">
            <text:p><text:span text:style-name="T5"><text:a xlink:href="relatorio://for%20each=%22line%20in%20lines(sa,%20data['form'],period)%22">for each="line in lines(sa, data['form'],period)"</text:a></text:span>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19"/>
          <table:covered-table-cell table:style-name="ce22"/>
          <table:table-cell table:style-name="ce25" table:number-columns-repeated="1016"/>
        </table:table-row>
        <table:table-row table:style-name="ro1">
          <table:table-cell table:style-name="ce8" office:value-type="string">
            <text:p>${line['date']}</text:p>
          </table:table-cell>
          <table:table-cell table:style-name="ce6" office:value-type="string">
            <text:p>记${line['move'] or ''}</text:p>
          </table:table-cell>
          <table:table-cell table:style-name="ce6" office:value-type="string">
            <text:p>${line['name']}</text:p>
          </table:table-cell>
          <table:table-cell table:style-name="ce13" office:value-type="string">
            <text:p>${line['line_corresp']}</text:p>
          </table:table-cell>
          <table:table-cell table:style-name="ce14" office:value-type="string">
            <text:p><text:s/>${formatLang(line['debit'] or '') }</text:p>
          </table:table-cell>
          <table:table-cell table:style-name="ce14" office:value-type="string">
            <text:p><text:s/>${formatLang(line['credit'] or '')}</text:p>
          </table:table-cell>
          <table:table-cell table:style-name="ce19" office:value-type="string">
            <text:p>${line['direction']}</text:p>
          </table:table-cell>
          <table:table-cell table:style-name="ce23" office:value-type="string">
            <text:p>${formatLang(line['balance'] or '')}</text:p>
          </table:table-cell>
          <table:table-cell table:style-name="ce25" table:number-columns-repeated="1016"/>
        </table:table-row>
        <table:table-row table:style-name="ro1">
          <table:table-cell table:style-name="ce9" office:value-type="string" table:number-columns-spanned="8" table:number-rows-spanned="1">
            <text:p><text:span text:style-name="T5"><text:a xlink:href="relatorio:///for">/for</text:a></text:span>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19"/>
          <table:covered-table-cell table:style-name="ce22"/>
          <table:table-cell table:style-name="ce25" table:number-columns-repeated="1016"/>
        </table:table-row>
        <table:table-row table:style-name="ro1">
          <table:table-cell table:style-name="ce10"/>
          <table:table-cell table:style-name="ce6"/>
          <table:table-cell table:style-name="ce6" office:value-type="string">
            <text:p>本期合计</text:p>
          </table:table-cell>
          <table:table-cell table:style-name="ce6"/>
          <table:table-cell table:style-name="ce15" office:value-type="string">
            <text:p>${formatLang(sum_debit(data['form'],period))}</text:p>
          </table:table-cell>
          <table:table-cell table:style-name="ce15" office:value-type="string">
            <text:p>${formatLang(sum_credit(data['form'],period))}</text:p>
          </table:table-cell>
          <table:table-cell table:style-name="ce20" office:value-type="string">
            <text:p>${get_direction(sum_debit(data['form'],period)-sum_credit(data['form'],period))}</text:p>
          </table:table-cell>
          <table:table-cell table:style-name="ce24" office:value-type="string">
            <text:p>${formatLang(sum_year_amount_solde(period)['sum_year_amount_solde'])}</text:p>
          </table:table-cell>
          <table:table-cell table:style-name="ce25" table:number-columns-repeated="1016"/>
        </table:table-row>
        <table:table-row table:style-name="ro1">
          <table:table-cell table:style-name="ce10"/>
          <table:table-cell table:style-name="ce6"/>
          <table:table-cell table:style-name="ce6" office:value-type="string">
            <text:p>本年累计</text:p>
          </table:table-cell>
          <table:table-cell table:style-name="ce6"/>
          <table:table-cell table:style-name="ce15" office:value-type="string">
            <text:p>${formatLang(sum_year_amount_solde(period)['debit'])}</text:p>
          </table:table-cell>
          <table:table-cell table:style-name="ce15" office:value-type="string">
            <text:p>${formatLang(sum_year_amount_solde(period)['credit'])}</text:p>
          </table:table-cell>
          <table:table-cell table:style-name="ce19" office:value-type="string">
            <text:p>${sum_year_amount_solde(period)['direction']}</text:p>
          </table:table-cell>
          <table:table-cell table:style-name="ce24" office:value-type="string">
            <text:p>${formatLang(sum_year_amount_solde(period)['sum_year_amount_solde'])}</text:p>
          </table:table-cell>
          <table:table-cell table:style-name="ce25" table:number-columns-repeated="1016"/>
        </table:table-row>
        <table:table-row table:style-name="ro1">
          <table:table-cell table:style-name="ce4" office:value-type="string" table:number-columns-spanned="8" table:number-rows-spanned="1">
            <text:p><text:span text:style-name="T5"><text:a xlink:href="relatorio:///if">/if</text:a></text:span></text:p>
          </table:table-cell>
          <table:covered-table-cell table:number-columns-repeated="5"/>
          <table:covered-table-cell table:style-name="Default"/>
          <table:covered-table-cell/>
          <table:table-cell table:number-columns-repeated="1016"/>
        </table:table-row>
        <table:table-row table:style-name="ro1">
          <table:table-cell table:style-name="ce11" office:value-type="string" table:number-columns-spanned="8" table:number-rows-spanned="1">
            <text:p><text:span text:style-name="T5"><text:a xlink:href="relatorio:///for">/for</text:a></text:span>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1" office:value-type="string" table:number-columns-spanned="8" table:number-rows-spanned="1">
            <text:p><text:span text:style-name="T5"><text:a xlink:href="relatorio:///for">/for</text:a></text:span>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" office:value-type="string" table:number-columns-spanned="8" table:number-rows-spanned="1">
            <text:p><text:a xlink:href="relatorio:///for">/for</text:a>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黑体1" svg:font-family="黑体" style:font-adornments="粗体" style:font-family-generic="modern" style:font-pitch="fixed"/>
    <style:font-face style:name="宋体" svg:font-family="宋体" style:font-adornments="标准" style:font-pitch="variable"/>
    <style:font-face style:name="黑体" svg:font-family="黑体" style:font-adornments="标准" style:font-pitch="variable"/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粗体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9"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9P0"/>
    </number:currency-style>
    <number:currency-style style:name="N120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="Times New Roman" fo:font-size="10pt" fo:language="zxx" fo:country="none" style:font-name-asian="宋体" style:font-size-asian="10pt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color="#008000" style:font-name="Arial1" fo:font-size="12pt" fo:font-style="normal" fo:font-weight="bold" style:font-name-asian="黑体" style:font-size-asian="12pt" style:font-weight-asian="normal"/>
    </style:style>
    <style:style style:name="Heading1" style:family="table-cell" style:parent-style-name="Heading">
      <style:table-cell-properties style:rotation-angle="90"/>
    </style:style>
    <style:style style:name="表头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8000" style:font-name="Arial1" fo:font-size="10pt" fo:font-weight="bold" style:font-name-asian="黑体1" style:font-size-asian="10pt" style:font-weight-asian="normal"/>
    </style:style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scale-to="100%" style:table-centering="horizontal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公司名称：${user.company_id.name}</text:p>
        </style:region-left>
        <style:region-center>
          <text:p>打印日期：${formatLang(time.strftime('%Y-%m-%d'),date=True)}</text:p>
        </style:region-center>
        <style:region-right>
          <text:p>制　　表：${user.name}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3">08/13/2010</text:date>, <text:time>16:1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19H28M18S</meta:editing-duration>
    <meta:editing-cycles>183</meta:editing-cycles>
    <meta:generator>OpenOffice.org/3.1$Win32 OpenOffice.org_project/310m11$Build-9399</meta:generator>
    <dc:date>2010-08-13T16:16:57.15</dc:date>
    <dc:creator>Jeff Wang</dc:creator>
    <meta:document-statistic meta:table-count="3" meta:cell-count="46" meta:object-count="0"/>
    <meta:user-defined meta:name="Info 1"/>
    <meta:user-defined meta:name="Info 2"/>
    <meta:user-defined meta:name="Info 3"/>
    <meta:user-defined meta:name="Info 4"/>
  </office:meta>
</office:document-meta>
</file>